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355ea8" officeooo:paragraph-rsid="00355ea8"/>
    </style:style>
    <style:style style:name="P4" style:family="paragraph" style:parent-style-name="Preformatted_20_Text">
      <style:text-properties officeooo:rsid="00355ea8" officeooo:paragraph-rsid="00380aec"/>
    </style:style>
    <style:style style:name="P5" style:family="paragraph" style:parent-style-name="Preformatted_20_Text">
      <style:text-properties officeooo:rsid="00380aec" officeooo:paragraph-rsid="00380aec"/>
    </style:style>
    <style:style style:name="P6" style:family="paragraph" style:parent-style-name="Preformatted_20_Text">
      <style:text-properties officeooo:rsid="0038fc2f" officeooo:paragraph-rsid="0038fc2f"/>
    </style:style>
    <style:style style:name="P7" style:family="paragraph" style:parent-style-name="Preformatted_20_Text">
      <style:text-properties officeooo:rsid="0038fc2f" officeooo:paragraph-rsid="003ff3b1"/>
    </style:style>
    <style:style style:name="P8" style:family="paragraph" style:parent-style-name="Preformatted_20_Text">
      <style:text-properties officeooo:rsid="003a21bd" officeooo:paragraph-rsid="0038fc2f"/>
    </style:style>
    <style:style style:name="P9" style:family="paragraph" style:parent-style-name="Preformatted_20_Text">
      <style:text-properties officeooo:paragraph-rsid="003ff3b1"/>
    </style:style>
    <style:style style:name="P10" style:family="paragraph" style:parent-style-name="Preformatted_20_Text">
      <style:text-properties officeooo:rsid="00417dbe" officeooo:paragraph-rsid="00417dbe"/>
    </style:style>
    <style:style style:name="P11" style:family="paragraph" style:parent-style-name="Preformatted_20_Text">
      <style:text-properties officeooo:rsid="00417dbe" officeooo:paragraph-rsid="00429c34"/>
    </style:style>
    <style:style style:name="P12" style:family="paragraph" style:parent-style-name="Preformatted_20_Text">
      <style:text-properties officeooo:rsid="003d52cb" officeooo:paragraph-rsid="003d52cb"/>
    </style:style>
    <style:style style:name="P13" style:family="paragraph" style:parent-style-name="Preformatted_20_Text">
      <style:text-properties officeooo:rsid="00429c34" officeooo:paragraph-rsid="00429c34"/>
    </style:style>
    <style:style style:name="P14" style:family="paragraph" style:parent-style-name="Preformatted_20_Text">
      <style:text-properties officeooo:rsid="0045482d" officeooo:paragraph-rsid="0045482d"/>
    </style:style>
    <style:style style:name="P15" style:family="paragraph" style:parent-style-name="Preformatted_20_Text">
      <style:text-properties fo:font-weight="normal" officeooo:rsid="00355ea8" officeooo:paragraph-rsid="0026a4db" style:font-weight-asian="normal" style:font-weight-complex="normal"/>
    </style:style>
    <style:style style:name="P16" style:family="paragraph" style:parent-style-name="Preformatted_20_Text">
      <style:text-properties officeooo:paragraph-rsid="0038fc2f"/>
    </style:style>
    <style:style style:name="P17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8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19" style:family="paragraph" style:parent-style-name="Subtitle">
      <style:text-properties officeooo:rsid="001bd92a" officeooo:paragraph-rsid="001bd92a"/>
    </style:style>
    <style:style style:name="P20" style:family="paragraph" style:parent-style-name="Preformatted_20_Text">
      <style:text-properties officeooo:rsid="00355ea8" officeooo:paragraph-rsid="0049b733"/>
    </style:style>
    <style:style style:name="P21" style:family="paragraph" style:parent-style-name="Preformatted_20_Text">
      <style:text-properties officeooo:rsid="001bd92a" officeooo:paragraph-rsid="0049b733"/>
    </style:style>
    <style:style style:name="P22" style:family="paragraph" style:parent-style-name="Preformatted_20_Text">
      <style:text-properties officeooo:paragraph-rsid="0049b7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officeooo:rsid="0026a4db"/>
    </style:style>
    <style:style style:name="T4" style:family="text">
      <style:text-properties officeooo:rsid="002a0009"/>
    </style:style>
    <style:style style:name="T5" style:family="text">
      <style:text-properties officeooo:rsid="00355ea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5ea8" style:font-weight-asian="normal" style:font-weight-complex="normal"/>
    </style:style>
    <style:style style:name="T8" style:family="text">
      <style:text-properties fo:font-weight="normal" officeooo:rsid="00380aec" style:font-weight-asian="normal" style:font-weight-complex="normal"/>
    </style:style>
    <style:style style:name="T9" style:family="text">
      <style:text-properties fo:font-weight="normal" officeooo:rsid="004734b9" style:font-weight-asian="normal" style:font-weight-complex="normal"/>
    </style:style>
    <style:style style:name="T10" style:family="text">
      <style:text-properties officeooo:rsid="00380aec"/>
    </style:style>
    <style:style style:name="T11" style:family="text">
      <style:text-properties officeooo:rsid="0038fc2f"/>
    </style:style>
    <style:style style:name="T12" style:family="text">
      <style:text-properties officeooo:rsid="003f6574"/>
    </style:style>
    <style:style style:name="T13" style:family="text">
      <style:text-properties officeooo:rsid="003ff3b1"/>
    </style:style>
    <style:style style:name="T14" style:family="text">
      <style:text-properties officeooo:rsid="00417dbe"/>
    </style:style>
    <style:style style:name="T15" style:family="text">
      <style:text-properties style:font-name="Liberation Mono" fo:font-size="10pt" officeooo:rsid="00417dbe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4906c4" style:font-name-asian="Nimbus Mono L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27bea0" style:font-name-asian="Nimbus Mono L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276ced" style:font-name-asian="Nimbus Mono L" style:font-size-asian="10pt" style:font-name-complex="Liberation Mono" style:font-size-complex="10pt"/>
    </style:style>
    <style:style style:name="T19" style:family="text">
      <style:text-properties officeooo:rsid="00429c34"/>
    </style:style>
    <style:style style:name="T20" style:family="text">
      <style:text-properties officeooo:rsid="0043a859"/>
    </style:style>
    <style:style style:name="T21" style:family="text">
      <style:text-properties officeooo:rsid="0045482d"/>
    </style:style>
    <style:style style:name="T22" style:family="text">
      <style:text-properties officeooo:rsid="003bd7a3"/>
    </style:style>
    <style:style style:name="T23" style:family="text">
      <style:text-properties officeooo:rsid="0046aa25"/>
    </style:style>
    <style:style style:name="T24" style:family="text">
      <style:text-properties officeooo:rsid="004734b9"/>
    </style:style>
    <style:style style:name="T25" style:family="text">
      <style:text-properties officeooo:rsid="004906c4"/>
    </style:style>
    <style:style style:name="T26" style:family="text">
      <style:text-properties fo:font-style="italic" officeooo:rsid="004906c4" style:font-style-asian="italic" style:font-style-complex="italic"/>
    </style:style>
    <style:style style:name="T27" style:family="text">
      <style:text-properties officeooo:rsid="001bd92a"/>
    </style:style>
    <style:style style:name="T28" style:family="text">
      <style:text-properties officeooo:rsid="00276ced"/>
    </style:style>
    <style:style style:name="T29" style:family="text">
      <style:text-properties officeooo:rsid="0027bea0"/>
    </style:style>
    <style:style style:name="T30" style:family="text">
      <style:text-properties officeooo:rsid="0026fae6"/>
    </style:style>
    <style:style style:name="T31" style:family="text">
      <style:text-properties officeooo:rsid="0049b7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Программно-аппаратные средства Web</text:p>
      <text:p text:style-name="P17">(с) Сергей Синица 20<text:span text:style-name="T5">2</text:span><text:span text:style-name="T31">4</text:span></text:p>
      <text:p text:style-name="P1"/>
      <text:p text:style-name="Subtitle">ЗАДАНИЕ <text:span text:style-name="T10">3</text:span></text:p>
      <text:p text:style-name="P3"/>
      <text:p text:style-name="P3">Составь<text:span text:style-name="T10">те</text:span> HTML-форму с полями:</text:p>
      <text:p text:style-name="P22"><text:span text:style-name="T27">1) </text:span><text:span text:style-name="T18">ФИО</text:span><text:span text:style-name="T27"> (текстовое поле); </text:span></text:p>
      <text:p text:style-name="P22"><text:span text:style-name="T27">2) </text:span><text:span text:style-name="T18">Телефон</text:span><text:span text:style-name="T27"> (поле </text:span><text:span text:style-name="T18">tel</text:span><text:span text:style-name="T27">); </text:span></text:p>
      <text:p text:style-name="P22"><text:span text:style-name="T28">3</text:span><text:span text:style-name="T27">) e-mail (поле emai</text:span><text:span text:style-name="T29">l</text:span><text:span text:style-name="T27">);</text:span></text:p>
      <text:p text:style-name="P22"><text:span text:style-name="T28">4</text:span><text:span text:style-name="T27">) дата рождения (поле даты); </text:span></text:p>
      <text:p text:style-name="P22"><text:span text:style-name="T29">5</text:span><text:span text:style-name="T27">) пол (радиокнопки);</text:span></text:p>
      <text:p text:style-name="P22"><text:span text:style-name="T17">6</text:span><text:span text:style-name="T27">) </text:span><text:span text:style-name="T29">любимый язык программирования</text:span><text:span text:style-name="T27">: </text:span><text:span text:style-name="T29">Pascal, C, C++, JavaScript, PHP, Python, Java, Haskel, Clojure, Prolog, Scala</text:span><text:span text:style-name="T27"> <text:s/>(множественный выбор из списка); </text:span></text:p>
      <text:p text:style-name="P21"><text:span text:style-name="T29">7</text:span>) биография (многострочное текстовое поле); </text:p>
      <text:p text:style-name="P21">8) с контрактом ознакомлен <text:span text:style-name="T30">(а)</text:span> (чекбокс); </text:p>
      <text:p text:style-name="P20"><text:span text:style-name="T27">9) кнопка «</text:span><text:span text:style-name="T17">Сохранить</text:span><text:span text:style-name="T27">». </text:span></text:p>
      <text:p text:style-name="P3"/>
      <text:p text:style-name="P3">Оформить страницу красиво с использованием CSS. <text:span text:style-name="T10">Предполагается использование верстки из предыдущего семестра.</text:span></text:p>
      <text:p text:style-name="P3"/>
      <text:p text:style-name="P4">Реализ<text:span text:style-name="T10">уйте</text:span> скрипт на веб-сервере на PHP или другом языке <text:span text:style-name="T10">программирования</text:span>, сохраняющий в <text:span text:style-name="T10">базу данных MySQL (MariaDB) </text:span>заполненную форму. <text:span text:style-name="T25">Задание не предполагает использование высокоуровневых фреймворков, допустимо только использование стандартных средств и библиотек выбранного языка программирования.</text:span></text:p>
      <text:p text:style-name="P4"/>
      <text:p text:style-name="P5">До записи необходимо проверить корректность заполнени<text:span text:style-name="T24">я</text:span> всех полей на веб-сервере, <text:span text:style-name="T24">т. е. провести валидацию данных формы на бекэнде</text:span>. <text:span text:style-name="T24">Например, поле ФИО должно содержать только буквы и пробелы и быть не длиннее 150 символов, а поле Пол должно содержать допустимый для выбора пользователем пол, поле Способности должно содержать одну или более способность из списка допустимых, и т.д.</text:span> В случае некорректного заполнения отобразить ошибку с описанием проблемы. В случае успешной записи отобразить сообщение о том, что данные успешно сохранены.</text:p>
      <text:p text:style-name="P4"/>
      <text:p text:style-name="P5">Для каждой отправки формы необходимо создать отдельную строку с данными в таблице, использовать поле автоинкремент для выдачи уникального идентификатора записи. <text:span text:style-name="T21">Выбранные способности хранить в отдельной таблице используя связь один ко многим. База данных должна быть в нормальной форме (см. методические указания).</text:span></text:p>
      <text:p text:style-name="P5"/>
      <text:p text:style-name="P5">Для записи в базу данных использовать подготовленные запросы (prepared statements).</text:p>
      <text:p text:style-name="P3"/>
      <text:p text:style-name="P3"/>
      <text:p text:style-name="P19">СДАЧА РАБОТЫ И ОЦЕНИВАНИЕ</text:p>
      <text:p text:style-name="P1"><text:span text:style-name="T5">В</text:span> Moodle на проверку отправляется ссылка на <text:span text:style-name="T5">веб-страницу c формой и ссылка на репозитарий GIT</text:span>. </text:p>
      <text:p text:style-name="P1"/>
      <text:p text:style-name="P1">Время выполнения задания до <text:span text:style-name="T10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7">по одному на каждое </text:span><text:span text:style-name="T8">корректно проверяемое </text:span><text:span text:style-name="T9">(валидируемое)</text:span><text:span text:style-name="T8"> и сохраняемое в базу данных поле</text:span><text:span text:style-name="T7">.</text:span></text:p>
      <text:p text:style-name="P15"/>
      <text:p text:style-name="P14"><text:span text:style-name="T7">О</text:span><text:span text:style-name="T6">ценка снижается в 2 раза если база данных не находится в </text:span><text:span text:style-name="T1">3й нормальной форме</text:span><text:span text:style-name="T6">.</text:span></text:p>
      <text:p text:style-name="P1"/>
      <text:p text:style-name="P1"><text:span text:style-name="T3">Допускается не полное выполнение задания. </text:span>Не допускается просрочка выполнения задания <text:span text:style-name="T4">(</text:span>просроченное задание оценивается в 0 баллов<text:span text:style-name="T4">)</text:span>. </text:p>
      <text:p text:style-name="P1"/>
      <text:p text:style-name="Subtitle">МЕТОДИЧЕСКИЕ УКАЗАНИЯ </text:p>
      <text:p text:style-name="P3">Ознакомьтесь с содержанием лекций <text:span text:style-name="T11">4 и 5</text:span>. <text:span text:style-name="T22">Используйте учебный или самостоятельно </text:span><text:soft-page-break/><text:span text:style-name="T22">настроенный вами веб-сервер. Для студентов 25 группы </text:span><text:span text:style-name="T23">(администрирование информационных систем) </text:span><text:span text:style-name="T22">рекомендуется настроить веб-сервер самостоятельно.</text:span></text:p>
      <text:p text:style-name="P6"/>
      <text:p text:style-name="P6">На учебном сервере настроена СУБД MySQL (MariaDB) и для вас создана база данных, название которой <text:span text:style-name="T26">dbname</text:span><text:span text:style-name="T25"> </text:span>совпадает с вашим логином.</text:p>
      <text:p text:style-name="P6"/>
      <text:p text:style-name="P6">Пароль <text:span text:style-name="T26">pass</text:span><text:span text:style-name="T25"> </text:span>и логин <text:span text:style-name="T26">login</text:span><text:span text:style-name="T25"> </text:span>MySQL совпадает с вашим логином и паролем на учебном сервере. До выполнения задачи создайте таблицу необходимой структуры. Для этого подключитесь по SSH и запустите клиент MySQL в командной строке:</text:p>
      <text:p text:style-name="P6"/>
      <text:p text:style-name="P6">mysql -u&lt;login&gt; -<text:span text:style-name="T12">p</text:span>&lt;pass&gt;</text:p>
      <text:p text:style-name="P6"/>
      <text:p text:style-name="P6">Выполните команду для подключения к вашей базе данных:</text:p>
      <text:p text:style-name="P6"/>
      <text:p text:style-name="P16"><text:span text:style-name="T11">use &lt;</text:span><text:span text:style-name="T16">dbname</text:span><text:span text:style-name="T11">&gt;</text:span></text:p>
      <text:p text:style-name="P6"/>
      <text:p text:style-name="P6">Создайте таблицу для сохранения форм:</text:p>
      <text:p text:style-name="P6"/>
      <text:p text:style-name="P6">CREATE TABLE application (</text:p>
      <text:p text:style-name="P6"><text:s text:c="2"/>id int(10) unsigned NOT NULL AUTO_INCREMENT,</text:p>
      <text:p text:style-name="P6"><text:s text:c="2"/>name varchar(128) NOT NULL DEFAULT '',</text:p>
      <text:p text:style-name="P6"><text:s text:c="2"/>PRIMARY KEY (id)</text:p>
      <text:p text:style-name="P6">);</text:p>
      <text:p text:style-name="P6"/>
      <text:p text:style-name="P6"/>
      <text:p text:style-name="P6">Потренируйтесь работать с таблицей с помощью запросов INSERT, SELECT, UPDATE и DELETE.</text:p>
      <text:p text:style-name="P6"/>
      <text:p text:style-name="P7">Используйте официальную документацию MariaDB <text:span text:style-name="T13">или </text:span>MySQL для изучения SQL:</text:p>
      <text:p text:style-name="P6"><text:a xlink:type="simple" xlink:href="https://mariadb.com/kb/en/data-manipulation/" text:style-name="Internet_20_link" text:visited-style-name="Visited_20_Internet_20_Link">https://mariadb.com/kb/en/data-manipulation/</text:a></text:p>
      <text:p text:style-name="P6"><text:a xlink:type="simple" xlink:href="https://dev.mysql.com/doc/refman/8.0/en/sql-data-manipulation-statements.html" text:style-name="Internet_20_link" text:visited-style-name="Visited_20_Internet_20_Link">https://dev.mysql.com/doc/refman/8.0/en/sql-data-manipulation-statements.html</text:a></text:p>
      <text:p text:style-name="P8"/>
      <text:p text:style-name="P7">Удалите таблицу:</text:p>
      <text:p text:style-name="P7">DROP TABLE application;</text:p>
      <text:p text:style-name="P7"/>
      <text:p text:style-name="P9"><text:span text:style-name="T11">Модифицируйте запрос </text:span><text:span text:style-name="T13">CREATE TABLE </text:span><text:span text:style-name="T11">для создания всех требуемых в задаче столбцов таблицы. </text:span><text:span text:style-name="T13">См. </text:span><text:span text:style-name="T14">пример db.sql, </text:span><text:span text:style-name="T15">д</text:span><text:span text:style-name="T13">окументацию на CREATE TABLE и типы данных чтобы подобрать подходящие типы колонок БД:</text:span></text:p>
      <text:p text:style-name="P7"><text:a xlink:type="simple" xlink:href="https://mariadb.com/kb/en/data-types/" text:style-name="Internet_20_link" text:visited-style-name="Visited_20_Internet_20_Link"><text:span text:style-name="T13">https://mariadb.com/kb/en/data-types/</text:span></text:a><text:span text:style-name="T13"><text:line-break/></text:span><text:a xlink:type="simple" xlink:href="https://dev.mysql.com/doc/refman/8.0/en/data-types.html" text:style-name="Internet_20_link" text:visited-style-name="Visited_20_Internet_20_Link"><text:span text:style-name="T13">https://dev.mysql.com/doc/refman/8.0/en/data-types.html</text:span></text:a></text:p>
      <text:p text:style-name="P7"/>
      <text:p text:style-name="P12">Для хранения выбранных сверхспособностей используйте отдельную таблицу, используйте 3-ю нормальную форму при проектировании структуры БД так как в дальнейших заданиях потребуется изменение данных в БД и построение отчетов. <text:span text:style-name="T14">В полном решении должно быть три таблицы – </text:span><text:span text:style-name="T19">таблица </text:span><text:span text:style-name="T14">сущност</text:span><text:span text:style-name="T19">и</text:span><text:span text:style-name="T14"> заявка, </text:span><text:span text:style-name="T19">таблица </text:span><text:span text:style-name="T14">сущност</text:span><text:span text:style-name="T19">и</text:span><text:span text:style-name="T14"> способность и таблица связи один ко многим заявка-способность.</text:span></text:p>
      <text:p text:style-name="P12"/>
      <text:p text:style-name="P10">Составьте SQL-запросы для вставки данных в таблицы.</text:p>
      <text:p text:style-name="P10"/>
      <text:p text:style-name="P10">Поправьте пример index.php для соединения с вашей базой данных. Залейте на учебный сервер index.php и form.php и проверьте, что при отправке формы строка вставляется в базу данных.</text:p>
      <text:p text:style-name="P10"/>
      <text:p text:style-name="P10">Модифицируйте index.php и form.php для ввода, валидации и вставки остальных требуемых полей.</text:p>
      <text:p text:style-name="P10"/>
      <text:p text:style-name="P10">Для получения ID последней вставленной AUTOINCREMENT записи используйте PDO lastInsertId():</text:p>
      <text:p text:style-name="P10"><text:a xlink:type="simple" xlink:href="https://www.php.net/manual/en/pdo.lastinsertid.php" text:style-name="Internet_20_link" text:visited-style-name="Visited_20_Internet_20_Link">https://www.php.net/manual/en/pdo.lastinsertid.php</text:a></text:p>
      <text:p text:style-name="P10"/>
      <text:p text:style-name="P13">В HTML форме поле способностей реализуйте через select с множественным выбором:<text:line-break/>&lt;select name="abilities[]" multiple="multiple"&gt;</text:p>
      <text:p text:style-name="P11"><text:span text:style-name="T19"><text:line-break/></text:span>Используйте цикл foreach() <text:span text:style-name="T19">в PHP </text:span>для перебора значений поля множественного <text:soft-page-break/>выбора и вставки выбранных способностей в БД:</text:p>
      <text:p text:style-name="P10"/>
      <text:p text:style-name="P10">foreach ($_POST[<text:span text:style-name="T11">'</text:span>abilities<text:span text:style-name="T11">'</text:span>] as $ability) {</text:p>
      <text:p text:style-name="P10"><text:s text:c="2"/>// Вставляем $ability в БД</text:p>
      <text:p text:style-name="P10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5T09:27:38.088245490</dc:date>
    <meta:editing-duration>P1DT2H1M33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641" meta:character-count="4963" meta:non-whitespace-character-count="4356"/>
  </office:meta>
</office:document-meta>
</file>